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1" svg:font-family="Mang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_5f_1_5f_1_5f_1_5f_2">
      <style:graphic-properties draw:fill="solid" draw:fill-color="#ffffcc" draw:textarea-horizontal-align="justify" draw:textarea-vertical-align="middle" draw:auto-grow-height="false" fo:min-height="1.75cm" fo:min-width="5.6cm"/>
    </style:style>
    <style:style style:name="gr2" style:family="graphic" style:parent-style-name="Standard_5f_3">
      <style:graphic-properties draw:stroke="none" svg:stroke-color="#000000" draw:fill="none" draw:fill-color="#ffffff" draw:textarea-horizontal-align="left" draw:auto-grow-height="true" draw:auto-grow-width="true" fo:min-height="0.611cm" fo:min-width="4.96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_32__20_Dots_20_1_20_Dash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cc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6.1cm" svg:height="2cm" svg:x="14.3cm" svg:y="6cm">
          <text:p text:style-name="P1"><text:span text:style-name="T1">dropFilter.j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3" draw:layer="layout" svg:width="5.463cm" svg:height="0.861cm" svg:x="22.7cm" svg:y="5.139cm">
          <draw:text-box>
            <text:p><text:span text:style-name="T1">columnInfoVH.js</text:span></text:p>
          </draw:text-box>
        </draw:frame>
        <draw:line draw:style-name="gr3" draw:text-style-name="P4" draw:layer="layout" svg:x1="28.9cm" svg:y1="7cm" svg:x2="31.4cm" svg:y2="7cm">
          <text:p/>
        </draw:line>
        <draw:line draw:style-name="gr4" draw:text-style-name="P4" draw:layer="layout" svg:x1="30.5cm" svg:y1="18cm" svg:x2="35.5cm" svg:y2="18cm">
          <text:p/>
        </draw:line>
        <draw:custom-shape draw:style-name="gr1" draw:text-style-name="P2" draw:layer="layout" svg:width="6.1cm" svg:height="2cm" svg:x="22.9cm" svg:y="6cm">
          <text:p text:style-name="P1"><text:span text:style-name="T1">columnInf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6.1cm" svg:height="2cm" svg:x="31.4cm" svg:y="6cm">
          <text:p text:style-name="P1"><text:span text:style-name="T1">columnConfi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6.1cm" svg:height="2cm" svg:x="22.8cm" svg:y="9.5cm">
          <text:p text:style-name="P1"><text:span text:style-name="T1">viewConfigur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28.9cm" svg:y1="10.5cm" svg:x2="31.4cm" svg:y2="7cm">
          <text:p/>
        </draw:line>
        <draw:frame draw:style-name="gr2" draw:text-style-name="P3" draw:layer="layout" svg:width="5.463cm" svg:height="0.861cm" svg:x="31.201cm" svg:y="5.14cm">
          <draw:text-box>
            <text:p><text:span text:style-name="T1">columnInfoVH.js</text:span></text:p>
          </draw:text-box>
        </draw:frame>
        <draw:frame draw:style-name="gr2" draw:text-style-name="P3" draw:layer="layout" svg:width="5.463cm" svg:height="0.861cm" svg:x="22.701cm" svg:y="8.74cm">
          <draw:text-box>
            <text:p><text:span text:style-name="T1">viewConfiguration.js</text:span></text:p>
          </draw:text-box>
        </draw:frame>
        <draw:line draw:style-name="gr3" draw:text-style-name="P4" draw:layer="layout" svg:x1="20.4cm" svg:y1="7cm" svg:x2="22.9cm" svg:y2="7cm">
          <text:p/>
        </draw:line>
        <draw:frame draw:style-name="gr2" draw:text-style-name="P3" draw:layer="layout" svg:width="5.463cm" svg:height="0.861cm" svg:x="14.301cm" svg:y="5.14cm">
          <draw:text-box>
            <text:p><text:span text:style-name="T1">dropFilterVH.js</text:span></text:p>
          </draw:text-box>
        </draw:frame>
        <draw:line draw:style-name="gr3" draw:text-style-name="P4" draw:layer="layout" svg:x1="17.4cm" svg:y1="13cm" svg:x2="22.9cm" svg:y2="7cm">
          <text:p/>
        </draw:line>
        <draw:frame draw:style-name="gr2" draw:text-style-name="P3" draw:layer="layout" svg:width="5.463cm" svg:height="0.861cm" svg:x="11.301cm" svg:y="11.14cm">
          <draw:text-box>
            <text:p><text:span text:style-name="T1">viewHandler.js</text:span></text:p>
          </draw:text-box>
        </draw:frame>
        <draw:custom-shape draw:style-name="gr1" draw:text-style-name="P2" draw:layer="layout" svg:width="6.1cm" svg:height="2cm" svg:x="11.4cm" svg:y="12cm">
          <text:p text:style-name="P1"><text:span text:style-name="T1">* many places *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14.9cm" svg:y1="12cm" svg:x2="18.4cm" svg:y2="8cm">
          <text:p/>
        </draw:line>
        <draw:frame draw:style-name="gr2" draw:text-style-name="P3" draw:layer="layout" svg:width="5.73cm" svg:height="0.861cm" svg:x="2.901cm" svg:y="11.14cm">
          <draw:text-box>
            <text:p><text:span text:style-name="T1">interface/viewHandler.js</text:span></text:p>
          </draw:text-box>
        </draw:frame>
        <draw:line draw:style-name="gr3" draw:text-style-name="P4" draw:layer="layout" svg:x1="9cm" svg:y1="13cm" svg:x2="14.348cm" svg:y2="7cm">
          <text:p/>
        </draw:line>
        <draw:custom-shape draw:style-name="gr1" draw:text-style-name="P2" draw:layer="layout" svg:width="6.1cm" svg:height="2cm" svg:x="3cm" svg:y="12cm">
          <text:p text:style-name="P1"><text:span text:style-name="T1">* <text:s/>*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4" draw:layer="layout" svg:x1="9cm" svg:y1="13cm" svg:x2="11.5cm" svg:y2="13cm">
          <text:p/>
        </draw:line>
        <draw:line draw:style-name="gr3" draw:text-style-name="P4" draw:layer="layout" svg:x1="17.5cm" svg:y1="13cm" svg:x2="22.848cm" svg:y2="10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Mangal1" svg:font-family="Mang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Standard_5f_1" style:display-name="Standard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" style:display-name="Standard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_5f_1" style:display-name="Standard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_5f_1" style:display-name="Standard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_5f_1_5f_1" style:display-name="Standard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_5f_1_5f_1" style:display-name="Standard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_5f_1_5f_2" style:display-name="Standard_1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_5f_1_5f_2" style:display-name="Standard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 style:writing-mode="lr-tb"/>
      <style:text-properties style:use-window-font-color="true" fo:language="sv" fo:country="SE" style:letter-kerning="true" style:font-name-asian="Mangal1" style:font-family-asian="Mangal" style:font-pitch-asian="variable" style:font-size-asian="12pt" style:language-asian="hi" style:country-asian="IN"/>
    </style:style>
    <style:style style:name="Rubrik_20_1" style:display-name="Rubrik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Mangal1" style:font-family-asian="Mangal" style:font-pitch-asian="variable" style:font-size-asian="14pt"/>
    </style:style>
    <style:style style:name="Rubrik_20_2" style:display-name="Rubrik 2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Mangal1" style:font-family-asian="Mangal" style:font-pitch-asian="variable" style:font-size-asian="14pt"/>
    </style:style>
    <style:style style:name="Rubrik_20_3" style:display-name="Rubrik 3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Mangal1" style:font-family-asian="Mangal" style:font-pitch-asian="variable" style:font-size-asian="14pt"/>
    </style:style>
    <style:style style:name="Internetlä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" style:family="graphic">
      <style:paragraph-properties style:text-autospace="none"/>
    </style:style>
    <style:style style:name="Sidfot" style:family="graphic">
      <style:paragraph-properties style:text-autospace="none"/>
    </style:style>
    <style:style style:name="Förteckning" style:family="graphic">
      <style:paragraph-properties style:text-autospace="none"/>
      <style:text-properties style:font-name-asian="Mangal2" style:font-family-asian="Mangal"/>
    </style:style>
    <style:style style:name="Bildtext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Mangal2" style:font-family-asian="Mangal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ExtraInfo">
        <svg:title>INFO</svg:title>
      </draw:layer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1T13:30:55.73</meta:creation-date>
    <dc:date>2017-05-09T23:07:41.495000000</dc:date>
    <meta:editing-duration>P2DT1H25M51S</meta:editing-duration>
    <meta:editing-cycles>252</meta:editing-cycles>
    <meta:generator>LibreOffice/5.2.6.2$Windows_x86 LibreOffice_project/a3100ed2409ebf1c212f5048fbe377c281438fdc</meta:generator>
    <meta:print-date>2015-11-09T13:45:41.920000000</meta:print-date>
    <meta:document-statistic meta:object-count="21"/>
  </office:meta>
</office:document-meta>
</file>